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4591in" svg:height="7.9161in" svg:x="6.1083in" svg:y="0.2291in">
            <draw:object draw:notify-on-update-of-ranges="Sheet1.A1:Sheet1.A321 Sheet1.B1:Sheet1.B3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]*[.B1]" office:value-type="float" office:value="0" calcext:value-type="float">
            <text:p>0</text:p>
          </table:table-cell>
          <table:table-cell table:formula="of:=([.A1]-[.$C$323])^2*[.B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]*[.B2]" office:value-type="float" office:value="0" calcext:value-type="float">
            <text:p>0</text:p>
          </table:table-cell>
          <table:table-cell table:formula="of:=([.A2]-[.$C$323])^2*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]*[.B3]" office:value-type="float" office:value="0" calcext:value-type="float">
            <text:p>0</text:p>
          </table:table-cell>
          <table:table-cell table:formula="of:=([.A3]-[.$C$323])^2*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4]*[.B4]" office:value-type="float" office:value="0" calcext:value-type="float">
            <text:p>0</text:p>
          </table:table-cell>
          <table:table-cell table:formula="of:=([.A4]-[.$C$323])^2*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5]*[.B5]" office:value-type="float" office:value="0" calcext:value-type="float">
            <text:p>0</text:p>
          </table:table-cell>
          <table:table-cell table:formula="of:=([.A5]-[.$C$323])^2*[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6]*[.B6]" office:value-type="float" office:value="0" calcext:value-type="float">
            <text:p>0</text:p>
          </table:table-cell>
          <table:table-cell table:formula="of:=([.A6]-[.$C$323])^2*[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7]*[.B7]" office:value-type="float" office:value="0" calcext:value-type="float">
            <text:p>0</text:p>
          </table:table-cell>
          <table:table-cell table:formula="of:=([.A7]-[.$C$323])^2*[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8]*[.B8]" office:value-type="float" office:value="0" calcext:value-type="float">
            <text:p>0</text:p>
          </table:table-cell>
          <table:table-cell table:formula="of:=([.A8]-[.$C$323])^2*[.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A9]*[.B9]" office:value-type="float" office:value="0" calcext:value-type="float">
            <text:p>0</text:p>
          </table:table-cell>
          <table:table-cell table:formula="of:=([.A9]-[.$C$323])^2*[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A10]*[.B10]" office:value-type="float" office:value="0" calcext:value-type="float">
            <text:p>0</text:p>
          </table:table-cell>
          <table:table-cell table:formula="of:=([.A10]-[.$C$323])^2*[.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A11]*[.B11]" office:value-type="float" office:value="0" calcext:value-type="float">
            <text:p>0</text:p>
          </table:table-cell>
          <table:table-cell table:formula="of:=([.A11]-[.$C$323])^2*[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A12]*[.B12]" office:value-type="float" office:value="0" calcext:value-type="float">
            <text:p>0</text:p>
          </table:table-cell>
          <table:table-cell table:formula="of:=([.A12]-[.$C$323])^2*[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13]*[.B13]" office:value-type="float" office:value="0" calcext:value-type="float">
            <text:p>0</text:p>
          </table:table-cell>
          <table:table-cell table:formula="of:=([.A13]-[.$C$323])^2*[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14]*[.B14]" office:value-type="float" office:value="0" calcext:value-type="float">
            <text:p>0</text:p>
          </table:table-cell>
          <table:table-cell table:formula="of:=([.A14]-[.$C$323])^2*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A15]*[.B15]" office:value-type="float" office:value="0" calcext:value-type="float">
            <text:p>0</text:p>
          </table:table-cell>
          <table:table-cell table:formula="of:=([.A15]-[.$C$323])^2*[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A16]*[.B16]" office:value-type="float" office:value="0" calcext:value-type="float">
            <text:p>0</text:p>
          </table:table-cell>
          <table:table-cell table:formula="of:=([.A16]-[.$C$323])^2*[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A17]*[.B17]" office:value-type="float" office:value="0" calcext:value-type="float">
            <text:p>0</text:p>
          </table:table-cell>
          <table:table-cell table:formula="of:=([.A17]-[.$C$323])^2*[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A18]*[.B18]" office:value-type="float" office:value="0" calcext:value-type="float">
            <text:p>0</text:p>
          </table:table-cell>
          <table:table-cell table:formula="of:=([.A18]-[.$C$323])^2*[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A19]*[.B19]" office:value-type="float" office:value="0" calcext:value-type="float">
            <text:p>0</text:p>
          </table:table-cell>
          <table:table-cell table:formula="of:=([.A19]-[.$C$323])^2*[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A20]*[.B20]" office:value-type="float" office:value="0" calcext:value-type="float">
            <text:p>0</text:p>
          </table:table-cell>
          <table:table-cell table:formula="of:=([.A20]-[.$C$323])^2*[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A21]*[.B21]" office:value-type="float" office:value="0" calcext:value-type="float">
            <text:p>0</text:p>
          </table:table-cell>
          <table:table-cell table:formula="of:=([.A21]-[.$C$323])^2*[.B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A22]*[.B22]" office:value-type="float" office:value="0" calcext:value-type="float">
            <text:p>0</text:p>
          </table:table-cell>
          <table:table-cell table:formula="of:=([.A22]-[.$C$323])^2*[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A23]*[.B23]" office:value-type="float" office:value="0" calcext:value-type="float">
            <text:p>0</text:p>
          </table:table-cell>
          <table:table-cell table:formula="of:=([.A23]-[.$C$323])^2*[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A24]*[.B24]" office:value-type="float" office:value="0" calcext:value-type="float">
            <text:p>0</text:p>
          </table:table-cell>
          <table:table-cell table:formula="of:=([.A24]-[.$C$323])^2*[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A25]*[.B25]" office:value-type="float" office:value="0" calcext:value-type="float">
            <text:p>0</text:p>
          </table:table-cell>
          <table:table-cell table:formula="of:=([.A25]-[.$C$323])^2*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A26]*[.B26]" office:value-type="float" office:value="0" calcext:value-type="float">
            <text:p>0</text:p>
          </table:table-cell>
          <table:table-cell table:formula="of:=([.A26]-[.$C$323])^2*[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A27]*[.B27]" office:value-type="float" office:value="0" calcext:value-type="float">
            <text:p>0</text:p>
          </table:table-cell>
          <table:table-cell table:formula="of:=([.A27]-[.$C$323])^2*[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A28]*[.B28]" office:value-type="float" office:value="0" calcext:value-type="float">
            <text:p>0</text:p>
          </table:table-cell>
          <table:table-cell table:formula="of:=([.A28]-[.$C$323])^2*[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A29]*[.B29]" office:value-type="float" office:value="0" calcext:value-type="float">
            <text:p>0</text:p>
          </table:table-cell>
          <table:table-cell table:formula="of:=([.A29]-[.$C$323])^2*[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A30]*[.B30]" office:value-type="float" office:value="0" calcext:value-type="float">
            <text:p>0</text:p>
          </table:table-cell>
          <table:table-cell table:formula="of:=([.A30]-[.$C$323])^2*[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A31]*[.B31]" office:value-type="float" office:value="0" calcext:value-type="float">
            <text:p>0</text:p>
          </table:table-cell>
          <table:table-cell table:formula="of:=([.A31]-[.$C$323])^2*[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A32]*[.B32]" office:value-type="float" office:value="0" calcext:value-type="float">
            <text:p>0</text:p>
          </table:table-cell>
          <table:table-cell table:formula="of:=([.A32]-[.$C$323])^2*[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A33]*[.B33]" office:value-type="float" office:value="0" calcext:value-type="float">
            <text:p>0</text:p>
          </table:table-cell>
          <table:table-cell table:formula="of:=([.A33]-[.$C$323])^2*[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A34]*[.B34]" office:value-type="float" office:value="0" calcext:value-type="float">
            <text:p>0</text:p>
          </table:table-cell>
          <table:table-cell table:formula="of:=([.A34]-[.$C$323])^2*[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35]*[.B35]" office:value-type="float" office:value="0" calcext:value-type="float">
            <text:p>0</text:p>
          </table:table-cell>
          <table:table-cell table:formula="of:=([.A35]-[.$C$323])^2*[.B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A36]*[.B36]" office:value-type="float" office:value="0" calcext:value-type="float">
            <text:p>0</text:p>
          </table:table-cell>
          <table:table-cell table:formula="of:=([.A36]-[.$C$323])^2*[.B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A37]*[.B37]" office:value-type="float" office:value="0" calcext:value-type="float">
            <text:p>0</text:p>
          </table:table-cell>
          <table:table-cell table:formula="of:=([.A37]-[.$C$323])^2*[.B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A38]*[.B38]" office:value-type="float" office:value="0" calcext:value-type="float">
            <text:p>0</text:p>
          </table:table-cell>
          <table:table-cell table:formula="of:=([.A38]-[.$C$323])^2*[.B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A39]*[.B39]" office:value-type="float" office:value="0" calcext:value-type="float">
            <text:p>0</text:p>
          </table:table-cell>
          <table:table-cell table:formula="of:=([.A39]-[.$C$323])^2*[.B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A40]*[.B40]" office:value-type="float" office:value="0" calcext:value-type="float">
            <text:p>0</text:p>
          </table:table-cell>
          <table:table-cell table:formula="of:=([.A40]-[.$C$323])^2*[.B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A41]*[.B41]" office:value-type="float" office:value="0" calcext:value-type="float">
            <text:p>0</text:p>
          </table:table-cell>
          <table:table-cell table:formula="of:=([.A41]-[.$C$323])^2*[.B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A42]*[.B42]" office:value-type="float" office:value="0" calcext:value-type="float">
            <text:p>0</text:p>
          </table:table-cell>
          <table:table-cell table:formula="of:=([.A42]-[.$C$323])^2*[.B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A43]*[.B43]" office:value-type="float" office:value="0" calcext:value-type="float">
            <text:p>0</text:p>
          </table:table-cell>
          <table:table-cell table:formula="of:=([.A43]-[.$C$323])^2*[.B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44]*[.B44]" office:value-type="float" office:value="0" calcext:value-type="float">
            <text:p>0</text:p>
          </table:table-cell>
          <table:table-cell table:formula="of:=([.A44]-[.$C$323])^2*[.B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A45]*[.B45]" office:value-type="float" office:value="0" calcext:value-type="float">
            <text:p>0</text:p>
          </table:table-cell>
          <table:table-cell table:formula="of:=([.A45]-[.$C$323])^2*[.B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A46]*[.B46]" office:value-type="float" office:value="0" calcext:value-type="float">
            <text:p>0</text:p>
          </table:table-cell>
          <table:table-cell table:formula="of:=([.A46]-[.$C$323])^2*[.B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A47]*[.B47]" office:value-type="float" office:value="0" calcext:value-type="float">
            <text:p>0</text:p>
          </table:table-cell>
          <table:table-cell table:formula="of:=([.A47]-[.$C$323])^2*[.B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A48]*[.B48]" office:value-type="float" office:value="0" calcext:value-type="float">
            <text:p>0</text:p>
          </table:table-cell>
          <table:table-cell table:formula="of:=([.A48]-[.$C$323])^2*[.B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A49]*[.B49]" office:value-type="float" office:value="0" calcext:value-type="float">
            <text:p>0</text:p>
          </table:table-cell>
          <table:table-cell table:formula="of:=([.A49]-[.$C$323])^2*[.B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A50]*[.B50]" office:value-type="float" office:value="0" calcext:value-type="float">
            <text:p>0</text:p>
          </table:table-cell>
          <table:table-cell table:formula="of:=([.A50]-[.$C$323])^2*[.B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A51]*[.B51]" office:value-type="float" office:value="0" calcext:value-type="float">
            <text:p>0</text:p>
          </table:table-cell>
          <table:table-cell table:formula="of:=([.A51]-[.$C$323])^2*[.B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A52]*[.B52]" office:value-type="float" office:value="0" calcext:value-type="float">
            <text:p>0</text:p>
          </table:table-cell>
          <table:table-cell table:formula="of:=([.A52]-[.$C$323])^2*[.B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A53]*[.B53]" office:value-type="float" office:value="0" calcext:value-type="float">
            <text:p>0</text:p>
          </table:table-cell>
          <table:table-cell table:formula="of:=([.A53]-[.$C$323])^2*[.B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A54]*[.B54]" office:value-type="float" office:value="0" calcext:value-type="float">
            <text:p>0</text:p>
          </table:table-cell>
          <table:table-cell table:formula="of:=([.A54]-[.$C$323])^2*[.B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A55]*[.B55]" office:value-type="float" office:value="0" calcext:value-type="float">
            <text:p>0</text:p>
          </table:table-cell>
          <table:table-cell table:formula="of:=([.A55]-[.$C$323])^2*[.B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A56]*[.B56]" office:value-type="float" office:value="0" calcext:value-type="float">
            <text:p>0</text:p>
          </table:table-cell>
          <table:table-cell table:formula="of:=([.A56]-[.$C$323])^2*[.B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A57]*[.B57]" office:value-type="float" office:value="0" calcext:value-type="float">
            <text:p>0</text:p>
          </table:table-cell>
          <table:table-cell table:formula="of:=([.A57]-[.$C$323])^2*[.B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A58]*[.B58]" office:value-type="float" office:value="0" calcext:value-type="float">
            <text:p>0</text:p>
          </table:table-cell>
          <table:table-cell table:formula="of:=([.A58]-[.$C$323])^2*[.B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A59]*[.B59]" office:value-type="float" office:value="0" calcext:value-type="float">
            <text:p>0</text:p>
          </table:table-cell>
          <table:table-cell table:formula="of:=([.A59]-[.$C$323])^2*[.B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A60]*[.B60]" office:value-type="float" office:value="0" calcext:value-type="float">
            <text:p>0</text:p>
          </table:table-cell>
          <table:table-cell table:formula="of:=([.A60]-[.$C$323])^2*[.B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61]*[.B61]" office:value-type="float" office:value="0" calcext:value-type="float">
            <text:p>0</text:p>
          </table:table-cell>
          <table:table-cell table:formula="of:=([.A61]-[.$C$323])^2*[.B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A62]*[.B62]" office:value-type="float" office:value="0" calcext:value-type="float">
            <text:p>0</text:p>
          </table:table-cell>
          <table:table-cell table:formula="of:=([.A62]-[.$C$323])^2*[.B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A63]*[.B63]" office:value-type="float" office:value="0" calcext:value-type="float">
            <text:p>0</text:p>
          </table:table-cell>
          <table:table-cell table:formula="of:=([.A63]-[.$C$323])^2*[.B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A64]*[.B64]" office:value-type="float" office:value="0" calcext:value-type="float">
            <text:p>0</text:p>
          </table:table-cell>
          <table:table-cell table:formula="of:=([.A64]-[.$C$323])^2*[.B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A65]*[.B65]" office:value-type="float" office:value="0" calcext:value-type="float">
            <text:p>0</text:p>
          </table:table-cell>
          <table:table-cell table:formula="of:=([.A65]-[.$C$323])^2*[.B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A66]*[.B66]" office:value-type="float" office:value="0" calcext:value-type="float">
            <text:p>0</text:p>
          </table:table-cell>
          <table:table-cell table:formula="of:=([.A66]-[.$C$323])^2*[.B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A67]*[.B67]" office:value-type="float" office:value="0" calcext:value-type="float">
            <text:p>0</text:p>
          </table:table-cell>
          <table:table-cell table:formula="of:=([.A67]-[.$C$323])^2*[.B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A68]*[.B68]" office:value-type="float" office:value="0" calcext:value-type="float">
            <text:p>0</text:p>
          </table:table-cell>
          <table:table-cell table:formula="of:=([.A68]-[.$C$323])^2*[.B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A69]*[.B69]" office:value-type="float" office:value="0" calcext:value-type="float">
            <text:p>0</text:p>
          </table:table-cell>
          <table:table-cell table:formula="of:=([.A69]-[.$C$323])^2*[.B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A70]*[.B70]" office:value-type="float" office:value="0" calcext:value-type="float">
            <text:p>0</text:p>
          </table:table-cell>
          <table:table-cell table:formula="of:=([.A70]-[.$C$323])^2*[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A71]*[.B71]" office:value-type="float" office:value="0" calcext:value-type="float">
            <text:p>0</text:p>
          </table:table-cell>
          <table:table-cell table:formula="of:=([.A71]-[.$C$323])^2*[.B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A72]*[.B72]" office:value-type="float" office:value="0" calcext:value-type="float">
            <text:p>0</text:p>
          </table:table-cell>
          <table:table-cell table:formula="of:=([.A72]-[.$C$323])^2*[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A73]*[.B73]" office:value-type="float" office:value="0" calcext:value-type="float">
            <text:p>0</text:p>
          </table:table-cell>
          <table:table-cell table:formula="of:=([.A73]-[.$C$323])^2*[.B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A74]*[.B74]" office:value-type="float" office:value="0" calcext:value-type="float">
            <text:p>0</text:p>
          </table:table-cell>
          <table:table-cell table:formula="of:=([.A74]-[.$C$323])^2*[.B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A75]*[.B75]" office:value-type="float" office:value="0" calcext:value-type="float">
            <text:p>0</text:p>
          </table:table-cell>
          <table:table-cell table:formula="of:=([.A75]-[.$C$323])^2*[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A76]*[.B76]" office:value-type="float" office:value="0" calcext:value-type="float">
            <text:p>0</text:p>
          </table:table-cell>
          <table:table-cell table:formula="of:=([.A76]-[.$C$323])^2*[.B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A77]*[.B77]" office:value-type="float" office:value="0" calcext:value-type="float">
            <text:p>0</text:p>
          </table:table-cell>
          <table:table-cell table:formula="of:=([.A77]-[.$C$323])^2*[.B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A78]*[.B78]" office:value-type="float" office:value="0" calcext:value-type="float">
            <text:p>0</text:p>
          </table:table-cell>
          <table:table-cell table:formula="of:=([.A78]-[.$C$323])^2*[.B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A79]*[.B79]" office:value-type="float" office:value="0" calcext:value-type="float">
            <text:p>0</text:p>
          </table:table-cell>
          <table:table-cell table:formula="of:=([.A79]-[.$C$323])^2*[.B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A80]*[.B80]" office:value-type="float" office:value="0" calcext:value-type="float">
            <text:p>0</text:p>
          </table:table-cell>
          <table:table-cell table:formula="of:=([.A80]-[.$C$323])^2*[.B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A81]*[.B81]" office:value-type="float" office:value="0" calcext:value-type="float">
            <text:p>0</text:p>
          </table:table-cell>
          <table:table-cell table:formula="of:=([.A81]-[.$C$323])^2*[.B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A82]*[.B82]" office:value-type="float" office:value="0" calcext:value-type="float">
            <text:p>0</text:p>
          </table:table-cell>
          <table:table-cell table:formula="of:=([.A82]-[.$C$323])^2*[.B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A83]*[.B83]" office:value-type="float" office:value="0" calcext:value-type="float">
            <text:p>0</text:p>
          </table:table-cell>
          <table:table-cell table:formula="of:=([.A83]-[.$C$323])^2*[.B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A84]*[.B84]" office:value-type="float" office:value="0" calcext:value-type="float">
            <text:p>0</text:p>
          </table:table-cell>
          <table:table-cell table:formula="of:=([.A84]-[.$C$323])^2*[.B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A85]*[.B85]" office:value-type="float" office:value="0" calcext:value-type="float">
            <text:p>0</text:p>
          </table:table-cell>
          <table:table-cell table:formula="of:=([.A85]-[.$C$323])^2*[.B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A86]*[.B86]" office:value-type="float" office:value="0" calcext:value-type="float">
            <text:p>0</text:p>
          </table:table-cell>
          <table:table-cell table:formula="of:=([.A86]-[.$C$323])^2*[.B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A87]*[.B87]" office:value-type="float" office:value="0" calcext:value-type="float">
            <text:p>0</text:p>
          </table:table-cell>
          <table:table-cell table:formula="of:=([.A87]-[.$C$323])^2*[.B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A88]*[.B88]" office:value-type="float" office:value="0" calcext:value-type="float">
            <text:p>0</text:p>
          </table:table-cell>
          <table:table-cell table:formula="of:=([.A88]-[.$C$323])^2*[.B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A89]*[.B89]" office:value-type="float" office:value="0" calcext:value-type="float">
            <text:p>0</text:p>
          </table:table-cell>
          <table:table-cell table:formula="of:=([.A89]-[.$C$323])^2*[.B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A90]*[.B90]" office:value-type="float" office:value="0" calcext:value-type="float">
            <text:p>0</text:p>
          </table:table-cell>
          <table:table-cell table:formula="of:=([.A90]-[.$C$323])^2*[.B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A91]*[.B91]" office:value-type="float" office:value="0" calcext:value-type="float">
            <text:p>0</text:p>
          </table:table-cell>
          <table:table-cell table:formula="of:=([.A91]-[.$C$323])^2*[.B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A92]*[.B92]" office:value-type="float" office:value="0" calcext:value-type="float">
            <text:p>0</text:p>
          </table:table-cell>
          <table:table-cell table:formula="of:=([.A92]-[.$C$323])^2*[.B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A93]*[.B93]" office:value-type="float" office:value="0" calcext:value-type="float">
            <text:p>0</text:p>
          </table:table-cell>
          <table:table-cell table:formula="of:=([.A93]-[.$C$323])^2*[.B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A94]*[.B94]" office:value-type="float" office:value="0" calcext:value-type="float">
            <text:p>0</text:p>
          </table:table-cell>
          <table:table-cell table:formula="of:=([.A94]-[.$C$323])^2*[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A95]*[.B95]" office:value-type="float" office:value="0" calcext:value-type="float">
            <text:p>0</text:p>
          </table:table-cell>
          <table:table-cell table:formula="of:=([.A95]-[.$C$323])^2*[.B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A96]*[.B96]" office:value-type="float" office:value="0" calcext:value-type="float">
            <text:p>0</text:p>
          </table:table-cell>
          <table:table-cell table:formula="of:=([.A96]-[.$C$323])^2*[.B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A97]*[.B97]" office:value-type="float" office:value="0" calcext:value-type="float">
            <text:p>0</text:p>
          </table:table-cell>
          <table:table-cell table:formula="of:=([.A97]-[.$C$323])^2*[.B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A98]*[.B98]" office:value-type="float" office:value="0" calcext:value-type="float">
            <text:p>0</text:p>
          </table:table-cell>
          <table:table-cell table:formula="of:=([.A98]-[.$C$323])^2*[.B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A99]*[.B99]" office:value-type="float" office:value="0" calcext:value-type="float">
            <text:p>0</text:p>
          </table:table-cell>
          <table:table-cell table:formula="of:=([.A99]-[.$C$323])^2*[.B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A100]*[.B100]" office:value-type="float" office:value="0" calcext:value-type="float">
            <text:p>0</text:p>
          </table:table-cell>
          <table:table-cell table:formula="of:=([.A100]-[.$C$323])^2*[.B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A101]*[.B101]" office:value-type="float" office:value="0" calcext:value-type="float">
            <text:p>0</text:p>
          </table:table-cell>
          <table:table-cell table:formula="of:=([.A101]-[.$C$323])^2*[.B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A102]*[.B102]" office:value-type="float" office:value="0" calcext:value-type="float">
            <text:p>0</text:p>
          </table:table-cell>
          <table:table-cell table:formula="of:=([.A102]-[.$C$323])^2*[.B1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A103]*[.B103]" office:value-type="float" office:value="0" calcext:value-type="float">
            <text:p>0</text:p>
          </table:table-cell>
          <table:table-cell table:formula="of:=([.A103]-[.$C$323])^2*[.B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A104]*[.B104]" office:value-type="float" office:value="0" calcext:value-type="float">
            <text:p>0</text:p>
          </table:table-cell>
          <table:table-cell table:formula="of:=([.A104]-[.$C$323])^2*[.B1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A105]*[.B105]" office:value-type="float" office:value="0" calcext:value-type="float">
            <text:p>0</text:p>
          </table:table-cell>
          <table:table-cell table:formula="of:=([.A105]-[.$C$323])^2*[.B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A106]*[.B106]" office:value-type="float" office:value="0" calcext:value-type="float">
            <text:p>0</text:p>
          </table:table-cell>
          <table:table-cell table:formula="of:=([.A106]-[.$C$323])^2*[.B1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A107]*[.B107]" office:value-type="float" office:value="0" calcext:value-type="float">
            <text:p>0</text:p>
          </table:table-cell>
          <table:table-cell table:formula="of:=([.A107]-[.$C$323])^2*[.B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A108]*[.B108]" office:value-type="float" office:value="0" calcext:value-type="float">
            <text:p>0</text:p>
          </table:table-cell>
          <table:table-cell table:formula="of:=([.A108]-[.$C$323])^2*[.B1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formula="of:=[.A109]*[.B109]" office:value-type="float" office:value="0" calcext:value-type="float">
            <text:p>0</text:p>
          </table:table-cell>
          <table:table-cell table:formula="of:=([.A109]-[.$C$323])^2*[.B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A110]*[.B110]" office:value-type="float" office:value="0" calcext:value-type="float">
            <text:p>0</text:p>
          </table:table-cell>
          <table:table-cell table:formula="of:=([.A110]-[.$C$323])^2*[.B1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A111]*[.B111]" office:value-type="float" office:value="0" calcext:value-type="float">
            <text:p>0</text:p>
          </table:table-cell>
          <table:table-cell table:formula="of:=([.A111]-[.$C$323])^2*[.B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A112]*[.B112]" office:value-type="float" office:value="0" calcext:value-type="float">
            <text:p>0</text:p>
          </table:table-cell>
          <table:table-cell table:formula="of:=([.A112]-[.$C$323])^2*[.B1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A113]*[.B113]" office:value-type="float" office:value="0" calcext:value-type="float">
            <text:p>0</text:p>
          </table:table-cell>
          <table:table-cell table:formula="of:=([.A113]-[.$C$323])^2*[.B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.A114]*[.B114]" office:value-type="float" office:value="0" calcext:value-type="float">
            <text:p>0</text:p>
          </table:table-cell>
          <table:table-cell table:formula="of:=([.A114]-[.$C$323])^2*[.B1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A115]*[.B115]" office:value-type="float" office:value="0" calcext:value-type="float">
            <text:p>0</text:p>
          </table:table-cell>
          <table:table-cell table:formula="of:=([.A115]-[.$C$323])^2*[.B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A116]*[.B116]" office:value-type="float" office:value="0" calcext:value-type="float">
            <text:p>0</text:p>
          </table:table-cell>
          <table:table-cell table:formula="of:=([.A116]-[.$C$323])^2*[.B1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A117]*[.B117]" office:value-type="float" office:value="0" calcext:value-type="float">
            <text:p>0</text:p>
          </table:table-cell>
          <table:table-cell table:formula="of:=([.A117]-[.$C$323])^2*[.B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A118]*[.B118]" office:value-type="float" office:value="0" calcext:value-type="float">
            <text:p>0</text:p>
          </table:table-cell>
          <table:table-cell table:formula="of:=([.A118]-[.$C$323])^2*[.B1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[.A119]*[.B119]" office:value-type="float" office:value="0" calcext:value-type="float">
            <text:p>0</text:p>
          </table:table-cell>
          <table:table-cell table:formula="of:=([.A119]-[.$C$323])^2*[.B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A120]*[.B120]" office:value-type="float" office:value="0" calcext:value-type="float">
            <text:p>0</text:p>
          </table:table-cell>
          <table:table-cell table:formula="of:=([.A120]-[.$C$323])^2*[.B1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A121]*[.B121]" office:value-type="float" office:value="0" calcext:value-type="float">
            <text:p>0</text:p>
          </table:table-cell>
          <table:table-cell table:formula="of:=([.A121]-[.$C$323])^2*[.B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[.A122]*[.B122]" office:value-type="float" office:value="0" calcext:value-type="float">
            <text:p>0</text:p>
          </table:table-cell>
          <table:table-cell table:formula="of:=([.A122]-[.$C$323])^2*[.B1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A123]*[.B123]" office:value-type="float" office:value="0" calcext:value-type="float">
            <text:p>0</text:p>
          </table:table-cell>
          <table:table-cell table:formula="of:=([.A123]-[.$C$323])^2*[.B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[.A124]*[.B124]" office:value-type="float" office:value="0" calcext:value-type="float">
            <text:p>0</text:p>
          </table:table-cell>
          <table:table-cell table:formula="of:=([.A124]-[.$C$323])^2*[.B1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[.A125]*[.B125]" office:value-type="float" office:value="0" calcext:value-type="float">
            <text:p>0</text:p>
          </table:table-cell>
          <table:table-cell table:formula="of:=([.A125]-[.$C$323])^2*[.B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A126]*[.B126]" office:value-type="float" office:value="0" calcext:value-type="float">
            <text:p>0</text:p>
          </table:table-cell>
          <table:table-cell table:formula="of:=([.A126]-[.$C$323])^2*[.B1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A127]*[.B127]" office:value-type="float" office:value="0" calcext:value-type="float">
            <text:p>0</text:p>
          </table:table-cell>
          <table:table-cell table:formula="of:=([.A127]-[.$C$323])^2*[.B1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A128]*[.B128]" office:value-type="float" office:value="0" calcext:value-type="float">
            <text:p>0</text:p>
          </table:table-cell>
          <table:table-cell table:formula="of:=([.A128]-[.$C$323])^2*[.B1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A129]*[.B129]" office:value-type="float" office:value="0" calcext:value-type="float">
            <text:p>0</text:p>
          </table:table-cell>
          <table:table-cell table:formula="of:=([.A129]-[.$C$323])^2*[.B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A130]*[.B130]" office:value-type="float" office:value="0" calcext:value-type="float">
            <text:p>0</text:p>
          </table:table-cell>
          <table:table-cell table:formula="of:=([.A130]-[.$C$323])^2*[.B1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A131]*[.B131]" office:value-type="float" office:value="0" calcext:value-type="float">
            <text:p>0</text:p>
          </table:table-cell>
          <table:table-cell table:formula="of:=([.A131]-[.$C$323])^2*[.B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A132]*[.B132]" office:value-type="float" office:value="0" calcext:value-type="float">
            <text:p>0</text:p>
          </table:table-cell>
          <table:table-cell table:formula="of:=([.A132]-[.$C$323])^2*[.B1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[.A133]*[.B133]" office:value-type="float" office:value="0" calcext:value-type="float">
            <text:p>0</text:p>
          </table:table-cell>
          <table:table-cell table:formula="of:=([.A133]-[.$C$323])^2*[.B1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A134]*[.B134]" office:value-type="float" office:value="0" calcext:value-type="float">
            <text:p>0</text:p>
          </table:table-cell>
          <table:table-cell table:formula="of:=([.A134]-[.$C$323])^2*[.B1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A135]*[.B135]" office:value-type="float" office:value="0" calcext:value-type="float">
            <text:p>0</text:p>
          </table:table-cell>
          <table:table-cell table:formula="of:=([.A135]-[.$C$323])^2*[.B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A136]*[.B136]" office:value-type="float" office:value="0" calcext:value-type="float">
            <text:p>0</text:p>
          </table:table-cell>
          <table:table-cell table:formula="of:=([.A136]-[.$C$323])^2*[.B1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A137]*[.B137]" office:value-type="float" office:value="0" calcext:value-type="float">
            <text:p>0</text:p>
          </table:table-cell>
          <table:table-cell table:formula="of:=([.A137]-[.$C$323])^2*[.B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A138]*[.B138]" office:value-type="float" office:value="0" calcext:value-type="float">
            <text:p>0</text:p>
          </table:table-cell>
          <table:table-cell table:formula="of:=([.A138]-[.$C$323])^2*[.B1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A139]*[.B139]" office:value-type="float" office:value="0" calcext:value-type="float">
            <text:p>0</text:p>
          </table:table-cell>
          <table:table-cell table:formula="of:=([.A139]-[.$C$323])^2*[.B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[.A140]*[.B140]" office:value-type="float" office:value="0" calcext:value-type="float">
            <text:p>0</text:p>
          </table:table-cell>
          <table:table-cell table:formula="of:=([.A140]-[.$C$323])^2*[.B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A141]*[.B141]" office:value-type="float" office:value="0" calcext:value-type="float">
            <text:p>0</text:p>
          </table:table-cell>
          <table:table-cell table:formula="of:=([.A141]-[.$C$323])^2*[.B1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A142]*[.B142]" office:value-type="float" office:value="0" calcext:value-type="float">
            <text:p>0</text:p>
          </table:table-cell>
          <table:table-cell table:formula="of:=([.A142]-[.$C$323])^2*[.B1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A143]*[.B143]" office:value-type="float" office:value="0" calcext:value-type="float">
            <text:p>0</text:p>
          </table:table-cell>
          <table:table-cell table:formula="of:=([.A143]-[.$C$323])^2*[.B1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A144]*[.B144]" office:value-type="float" office:value="0" calcext:value-type="float">
            <text:p>0</text:p>
          </table:table-cell>
          <table:table-cell table:formula="of:=([.A144]-[.$C$323])^2*[.B1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A145]*[.B145]" office:value-type="float" office:value="0" calcext:value-type="float">
            <text:p>0</text:p>
          </table:table-cell>
          <table:table-cell table:formula="of:=([.A145]-[.$C$323])^2*[.B1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A146]*[.B146]" office:value-type="float" office:value="0" calcext:value-type="float">
            <text:p>0</text:p>
          </table:table-cell>
          <table:table-cell table:formula="of:=([.A146]-[.$C$323])^2*[.B1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A147]*[.B147]" office:value-type="float" office:value="0" calcext:value-type="float">
            <text:p>0</text:p>
          </table:table-cell>
          <table:table-cell table:formula="of:=([.A147]-[.$C$323])^2*[.B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A148]*[.B148]" office:value-type="float" office:value="0" calcext:value-type="float">
            <text:p>0</text:p>
          </table:table-cell>
          <table:table-cell table:formula="of:=([.A148]-[.$C$323])^2*[.B1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A149]*[.B149]" office:value-type="float" office:value="0" calcext:value-type="float">
            <text:p>0</text:p>
          </table:table-cell>
          <table:table-cell table:formula="of:=([.A149]-[.$C$323])^2*[.B1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[.A150]*[.B150]" office:value-type="float" office:value="0" calcext:value-type="float">
            <text:p>0</text:p>
          </table:table-cell>
          <table:table-cell table:formula="of:=([.A150]-[.$C$323])^2*[.B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A151]*[.B151]" office:value-type="float" office:value="0" calcext:value-type="float">
            <text:p>0</text:p>
          </table:table-cell>
          <table:table-cell table:formula="of:=([.A151]-[.$C$323])^2*[.B1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formula="of:=[.A152]*[.B152]" office:value-type="float" office:value="0" calcext:value-type="float">
            <text:p>0</text:p>
          </table:table-cell>
          <table:table-cell table:formula="of:=([.A152]-[.$C$323])^2*[.B1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[.A153]*[.B153]" office:value-type="float" office:value="0" calcext:value-type="float">
            <text:p>0</text:p>
          </table:table-cell>
          <table:table-cell table:formula="of:=([.A153]-[.$C$323])^2*[.B1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A154]*[.B154]" office:value-type="float" office:value="0" calcext:value-type="float">
            <text:p>0</text:p>
          </table:table-cell>
          <table:table-cell table:formula="of:=([.A154]-[.$C$323])^2*[.B1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A155]*[.B155]" office:value-type="float" office:value="0" calcext:value-type="float">
            <text:p>0</text:p>
          </table:table-cell>
          <table:table-cell table:formula="of:=([.A155]-[.$C$323])^2*[.B1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[.A156]*[.B156]" office:value-type="float" office:value="0" calcext:value-type="float">
            <text:p>0</text:p>
          </table:table-cell>
          <table:table-cell table:formula="of:=([.A156]-[.$C$323])^2*[.B1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[.A157]*[.B157]" office:value-type="float" office:value="0" calcext:value-type="float">
            <text:p>0</text:p>
          </table:table-cell>
          <table:table-cell table:formula="of:=([.A157]-[.$C$323])^2*[.B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[.A158]*[.B158]" office:value-type="float" office:value="0" calcext:value-type="float">
            <text:p>0</text:p>
          </table:table-cell>
          <table:table-cell table:formula="of:=([.A158]-[.$C$323])^2*[.B1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[.A159]*[.B159]" office:value-type="float" office:value="0" calcext:value-type="float">
            <text:p>0</text:p>
          </table:table-cell>
          <table:table-cell table:formula="of:=([.A159]-[.$C$323])^2*[.B1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A160]*[.B160]" office:value-type="float" office:value="0" calcext:value-type="float">
            <text:p>0</text:p>
          </table:table-cell>
          <table:table-cell table:formula="of:=([.A160]-[.$C$323])^2*[.B1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[.A161]*[.B161]" office:value-type="float" office:value="0" calcext:value-type="float">
            <text:p>0</text:p>
          </table:table-cell>
          <table:table-cell table:formula="of:=([.A161]-[.$C$323])^2*[.B1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[.A162]*[.B162]" office:value-type="float" office:value="0" calcext:value-type="float">
            <text:p>0</text:p>
          </table:table-cell>
          <table:table-cell table:formula="of:=([.A162]-[.$C$323])^2*[.B1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A163]*[.B163]" office:value-type="float" office:value="0" calcext:value-type="float">
            <text:p>0</text:p>
          </table:table-cell>
          <table:table-cell table:formula="of:=([.A163]-[.$C$323])^2*[.B1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[.A164]*[.B164]" office:value-type="float" office:value="0" calcext:value-type="float">
            <text:p>0</text:p>
          </table:table-cell>
          <table:table-cell table:formula="of:=([.A164]-[.$C$323])^2*[.B1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A165]*[.B165]" office:value-type="float" office:value="0" calcext:value-type="float">
            <text:p>0</text:p>
          </table:table-cell>
          <table:table-cell table:formula="of:=([.A165]-[.$C$323])^2*[.B1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[.A166]*[.B166]" office:value-type="float" office:value="0" calcext:value-type="float">
            <text:p>0</text:p>
          </table:table-cell>
          <table:table-cell table:formula="of:=([.A166]-[.$C$323])^2*[.B1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[.A167]*[.B167]" office:value-type="float" office:value="0" calcext:value-type="float">
            <text:p>0</text:p>
          </table:table-cell>
          <table:table-cell table:formula="of:=([.A167]-[.$C$323])^2*[.B1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[.A168]*[.B168]" office:value-type="float" office:value="0" calcext:value-type="float">
            <text:p>0</text:p>
          </table:table-cell>
          <table:table-cell table:formula="of:=([.A168]-[.$C$323])^2*[.B1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[.A169]*[.B169]" office:value-type="float" office:value="0" calcext:value-type="float">
            <text:p>0</text:p>
          </table:table-cell>
          <table:table-cell table:formula="of:=([.A169]-[.$C$323])^2*[.B1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[.A170]*[.B170]" office:value-type="float" office:value="0" calcext:value-type="float">
            <text:p>0</text:p>
          </table:table-cell>
          <table:table-cell table:formula="of:=([.A170]-[.$C$323])^2*[.B1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[.A171]*[.B171]" office:value-type="float" office:value="0" calcext:value-type="float">
            <text:p>0</text:p>
          </table:table-cell>
          <table:table-cell table:formula="of:=([.A171]-[.$C$323])^2*[.B1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[.A172]*[.B172]" office:value-type="float" office:value="0" calcext:value-type="float">
            <text:p>0</text:p>
          </table:table-cell>
          <table:table-cell table:formula="of:=([.A172]-[.$C$323])^2*[.B1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[.A173]*[.B173]" office:value-type="float" office:value="0" calcext:value-type="float">
            <text:p>0</text:p>
          </table:table-cell>
          <table:table-cell table:formula="of:=([.A173]-[.$C$323])^2*[.B1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formula="of:=[.A174]*[.B174]" office:value-type="float" office:value="0" calcext:value-type="float">
            <text:p>0</text:p>
          </table:table-cell>
          <table:table-cell table:formula="of:=([.A174]-[.$C$323])^2*[.B1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[.A175]*[.B175]" office:value-type="float" office:value="0" calcext:value-type="float">
            <text:p>0</text:p>
          </table:table-cell>
          <table:table-cell table:formula="of:=([.A175]-[.$C$323])^2*[.B1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[.A176]*[.B176]" office:value-type="float" office:value="0" calcext:value-type="float">
            <text:p>0</text:p>
          </table:table-cell>
          <table:table-cell table:formula="of:=([.A176]-[.$C$323])^2*[.B1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177]*[.B177]" office:value-type="float" office:value="0" calcext:value-type="float">
            <text:p>0</text:p>
          </table:table-cell>
          <table:table-cell table:formula="of:=([.A177]-[.$C$323])^2*[.B1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[.A178]*[.B178]" office:value-type="float" office:value="0" calcext:value-type="float">
            <text:p>0</text:p>
          </table:table-cell>
          <table:table-cell table:formula="of:=([.A178]-[.$C$323])^2*[.B1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formula="of:=[.A179]*[.B179]" office:value-type="float" office:value="0" calcext:value-type="float">
            <text:p>0</text:p>
          </table:table-cell>
          <table:table-cell table:formula="of:=([.A179]-[.$C$323])^2*[.B1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[.A180]*[.B180]" office:value-type="float" office:value="0" calcext:value-type="float">
            <text:p>0</text:p>
          </table:table-cell>
          <table:table-cell table:formula="of:=([.A180]-[.$C$323])^2*[.B1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A181]*[.B181]" office:value-type="float" office:value="0" calcext:value-type="float">
            <text:p>0</text:p>
          </table:table-cell>
          <table:table-cell table:formula="of:=([.A181]-[.$C$323])^2*[.B1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[.A182]*[.B182]" office:value-type="float" office:value="0" calcext:value-type="float">
            <text:p>0</text:p>
          </table:table-cell>
          <table:table-cell table:formula="of:=([.A182]-[.$C$323])^2*[.B1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A183]*[.B183]" office:value-type="float" office:value="0" calcext:value-type="float">
            <text:p>0</text:p>
          </table:table-cell>
          <table:table-cell table:formula="of:=([.A183]-[.$C$323])^2*[.B1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formula="of:=[.A184]*[.B184]" office:value-type="float" office:value="0" calcext:value-type="float">
            <text:p>0</text:p>
          </table:table-cell>
          <table:table-cell table:formula="of:=([.A184]-[.$C$323])^2*[.B1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[.A185]*[.B185]" office:value-type="float" office:value="0" calcext:value-type="float">
            <text:p>0</text:p>
          </table:table-cell>
          <table:table-cell table:formula="of:=([.A185]-[.$C$323])^2*[.B1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[.A186]*[.B186]" office:value-type="float" office:value="0" calcext:value-type="float">
            <text:p>0</text:p>
          </table:table-cell>
          <table:table-cell table:formula="of:=([.A186]-[.$C$323])^2*[.B1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formula="of:=[.A187]*[.B187]" office:value-type="float" office:value="0" calcext:value-type="float">
            <text:p>0</text:p>
          </table:table-cell>
          <table:table-cell table:formula="of:=([.A187]-[.$C$323])^2*[.B1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formula="of:=[.A188]*[.B188]" office:value-type="float" office:value="0" calcext:value-type="float">
            <text:p>0</text:p>
          </table:table-cell>
          <table:table-cell table:formula="of:=([.A188]-[.$C$323])^2*[.B1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formula="of:=[.A189]*[.B189]" office:value-type="float" office:value="0" calcext:value-type="float">
            <text:p>0</text:p>
          </table:table-cell>
          <table:table-cell table:formula="of:=([.A189]-[.$C$323])^2*[.B1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[.A190]*[.B190]" office:value-type="float" office:value="0" calcext:value-type="float">
            <text:p>0</text:p>
          </table:table-cell>
          <table:table-cell table:formula="of:=([.A190]-[.$C$323])^2*[.B1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[.A191]*[.B191]" office:value-type="float" office:value="0" calcext:value-type="float">
            <text:p>0</text:p>
          </table:table-cell>
          <table:table-cell table:formula="of:=([.A191]-[.$C$323])^2*[.B1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A192]*[.B192]" office:value-type="float" office:value="0" calcext:value-type="float">
            <text:p>0</text:p>
          </table:table-cell>
          <table:table-cell table:formula="of:=([.A192]-[.$C$323])^2*[.B1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[.A193]*[.B193]" office:value-type="float" office:value="0" calcext:value-type="float">
            <text:p>0</text:p>
          </table:table-cell>
          <table:table-cell table:formula="of:=([.A193]-[.$C$323])^2*[.B1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formula="of:=[.A194]*[.B194]" office:value-type="float" office:value="0" calcext:value-type="float">
            <text:p>0</text:p>
          </table:table-cell>
          <table:table-cell table:formula="of:=([.A194]-[.$C$323])^2*[.B1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[.A195]*[.B195]" office:value-type="float" office:value="0" calcext:value-type="float">
            <text:p>0</text:p>
          </table:table-cell>
          <table:table-cell table:formula="of:=([.A195]-[.$C$323])^2*[.B1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[.A196]*[.B196]" office:value-type="float" office:value="0" calcext:value-type="float">
            <text:p>0</text:p>
          </table:table-cell>
          <table:table-cell table:formula="of:=([.A196]-[.$C$323])^2*[.B1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[.A197]*[.B197]" office:value-type="float" office:value="0" calcext:value-type="float">
            <text:p>0</text:p>
          </table:table-cell>
          <table:table-cell table:formula="of:=([.A197]-[.$C$323])^2*[.B1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[.A198]*[.B198]" office:value-type="float" office:value="0" calcext:value-type="float">
            <text:p>0</text:p>
          </table:table-cell>
          <table:table-cell table:formula="of:=([.A198]-[.$C$323])^2*[.B1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A199]*[.B199]" office:value-type="float" office:value="0" calcext:value-type="float">
            <text:p>0</text:p>
          </table:table-cell>
          <table:table-cell table:formula="of:=([.A199]-[.$C$323])^2*[.B1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[.A200]*[.B200]" office:value-type="float" office:value="0" calcext:value-type="float">
            <text:p>0</text:p>
          </table:table-cell>
          <table:table-cell table:formula="of:=([.A200]-[.$C$323])^2*[.B2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table:formula="of:=[.A201]*[.B201]" office:value-type="float" office:value="43000" calcext:value-type="float">
            <text:p>43000</text:p>
          </table:table-cell>
          <table:table-cell table:formula="of:=([.A201]-[.$C$323])^2*[.B201]" office:value-type="float" office:value="147016.228640478" calcext:value-type="float">
            <text:p>147016.2286404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2227" calcext:value-type="float">
            <text:p>32227</text:p>
          </table:table-cell>
          <table:table-cell table:formula="of:=[.A202]*[.B202]" office:value-type="float" office:value="6477627" calcext:value-type="float">
            <text:p>6477627</text:p>
          </table:table-cell>
          <table:table-cell table:formula="of:=([.A202]-[.$C$323])^2*[.B202]" office:value-type="float" office:value="20383494.0291411" calcext:value-type="float">
            <text:p>20383494.029141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966" calcext:value-type="float">
            <text:p>3966</text:p>
          </table:table-cell>
          <table:table-cell table:formula="of:=[.A203]*[.B203]" office:value-type="float" office:value="801132" calcext:value-type="float">
            <text:p>801132</text:p>
          </table:table-cell>
          <table:table-cell table:formula="of:=([.A203]-[.$C$323])^2*[.B203]" office:value-type="float" office:value="2312964.88429149" calcext:value-type="float">
            <text:p>2312964.884291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12" calcext:value-type="float">
            <text:p>1812</text:p>
          </table:table-cell>
          <table:table-cell table:formula="of:=[.A204]*[.B204]" office:value-type="float" office:value="367836" calcext:value-type="float">
            <text:p>367836</text:p>
          </table:table-cell>
          <table:table-cell table:formula="of:=([.A204]-[.$C$323])^2*[.B204]" office:value-type="float" office:value="971049.722158542" calcext:value-type="float">
            <text:p>971049.72215854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43" calcext:value-type="float">
            <text:p>943</text:p>
          </table:table-cell>
          <table:table-cell table:formula="of:=[.A205]*[.B205]" office:value-type="float" office:value="192372" calcext:value-type="float">
            <text:p>192372</text:p>
          </table:table-cell>
          <table:table-cell table:formula="of:=([.A205]-[.$C$323])^2*[.B205]" office:value-type="float" office:value="462636.179833402" calcext:value-type="float">
            <text:p>462636.17983340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010" calcext:value-type="float">
            <text:p>3010</text:p>
          </table:table-cell>
          <table:table-cell table:formula="of:=[.A206]*[.B206]" office:value-type="float" office:value="617050" calcext:value-type="float">
            <text:p>617050</text:p>
          </table:table-cell>
          <table:table-cell table:formula="of:=([.A206]-[.$C$323])^2*[.B206]" office:value-type="float" office:value="1346377.21526541" calcext:value-type="float">
            <text:p>1346377.2152654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77" calcext:value-type="float">
            <text:p>2577</text:p>
          </table:table-cell>
          <table:table-cell table:formula="of:=[.A207]*[.B207]" office:value-type="float" office:value="530862" calcext:value-type="float">
            <text:p>530862</text:p>
          </table:table-cell>
          <table:table-cell table:formula="of:=([.A207]-[.$C$323])^2*[.B207]" office:value-type="float" office:value="1046268.17977027" calcext:value-type="float">
            <text:p>1046268.1797702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442" calcext:value-type="float">
            <text:p>3442</text:p>
          </table:table-cell>
          <table:table-cell table:formula="of:=[.A208]*[.B208]" office:value-type="float" office:value="712494" calcext:value-type="float">
            <text:p>712494</text:p>
          </table:table-cell>
          <table:table-cell table:formula="of:=([.A208]-[.$C$323])^2*[.B208]" office:value-type="float" office:value="1262193.08791694" calcext:value-type="float">
            <text:p>1262193.0879169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929" calcext:value-type="float">
            <text:p>2929</text:p>
          </table:table-cell>
          <table:table-cell table:formula="of:=[.A209]*[.B209]" office:value-type="float" office:value="609232" calcext:value-type="float">
            <text:p>609232</text:p>
          </table:table-cell>
          <table:table-cell table:formula="of:=([.A209]-[.$C$323])^2*[.B209]" office:value-type="float" office:value="964825.467987016" calcext:value-type="float">
            <text:p>964825.4679870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336" calcext:value-type="float">
            <text:p>4336</text:p>
          </table:table-cell>
          <table:table-cell table:formula="of:=[.A210]*[.B210]" office:value-type="float" office:value="906224" calcext:value-type="float">
            <text:p>906224</text:p>
          </table:table-cell>
          <table:table-cell table:formula="of:=([.A210]-[.$C$323])^2*[.B210]" office:value-type="float" office:value="1275240.97507978" calcext:value-type="float">
            <text:p>1275240.975079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342" calcext:value-type="float">
            <text:p>4342</text:p>
          </table:table-cell>
          <table:table-cell table:formula="of:=[.A211]*[.B211]" office:value-type="float" office:value="911820" calcext:value-type="float">
            <text:p>911820</text:p>
          </table:table-cell>
          <table:table-cell table:formula="of:=([.A211]-[.$C$323])^2*[.B211]" office:value-type="float" office:value="1132421.33912537" calcext:value-type="float">
            <text:p>1132421.3391253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383" calcext:value-type="float">
            <text:p>15383</text:p>
          </table:table-cell>
          <table:table-cell table:formula="of:=[.A212]*[.B212]" office:value-type="float" office:value="3245813" calcext:value-type="float">
            <text:p>3245813</text:p>
          </table:table-cell>
          <table:table-cell table:formula="of:=([.A212]-[.$C$323])^2*[.B212]" office:value-type="float" office:value="3530512.12171964" calcext:value-type="float">
            <text:p>3530512.1217196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794" calcext:value-type="float">
            <text:p>16794</text:p>
          </table:table-cell>
          <table:table-cell table:formula="of:=[.A213]*[.B213]" office:value-type="float" office:value="3560328" calcext:value-type="float">
            <text:p>3560328</text:p>
          </table:table-cell>
          <table:table-cell table:formula="of:=([.A213]-[.$C$323])^2*[.B213]" office:value-type="float" office:value="3362299.59779159" calcext:value-type="float">
            <text:p>3362299.597791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11" calcext:value-type="float">
            <text:p>1111</text:p>
          </table:table-cell>
          <table:table-cell table:formula="of:=[.A214]*[.B214]" office:value-type="float" office:value="236643" calcext:value-type="float">
            <text:p>236643</text:p>
          </table:table-cell>
          <table:table-cell table:formula="of:=([.A214]-[.$C$323])^2*[.B214]" office:value-type="float" office:value="192102.322783138" calcext:value-type="float">
            <text:p>192102.3227831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45" calcext:value-type="float">
            <text:p>345</text:p>
          </table:table-cell>
          <table:table-cell table:formula="of:=[.A215]*[.B215]" office:value-type="float" office:value="73830" calcext:value-type="float">
            <text:p>73830</text:p>
          </table:table-cell>
          <table:table-cell table:formula="of:=([.A215]-[.$C$323])^2*[.B215]" office:value-type="float" office:value="50925.5807794224" calcext:value-type="float">
            <text:p>50925.58077942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471" calcext:value-type="float">
            <text:p>6471</text:p>
          </table:table-cell>
          <table:table-cell table:formula="of:=[.A216]*[.B216]" office:value-type="float" office:value="1391265" calcext:value-type="float">
            <text:p>1391265</text:p>
          </table:table-cell>
          <table:table-cell table:formula="of:=([.A216]-[.$C$323])^2*[.B216]" office:value-type="float" office:value="804418.91861671" calcext:value-type="float">
            <text:p>804418.918616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943" calcext:value-type="float">
            <text:p>8943</text:p>
          </table:table-cell>
          <table:table-cell table:formula="of:=[.A217]*[.B217]" office:value-type="float" office:value="1931688" calcext:value-type="float">
            <text:p>1931688</text:p>
          </table:table-cell>
          <table:table-cell table:formula="of:=([.A217]-[.$C$323])^2*[.B217]" office:value-type="float" office:value="921239.663601279" calcext:value-type="float">
            <text:p>921239.66360127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75" calcext:value-type="float">
            <text:p>675</text:p>
          </table:table-cell>
          <table:table-cell table:formula="of:=[.A218]*[.B218]" office:value-type="float" office:value="146475" calcext:value-type="float">
            <text:p>146475</text:p>
          </table:table-cell>
          <table:table-cell table:formula="of:=([.A218]-[.$C$323])^2*[.B218]" office:value-type="float" office:value="56506.5260691206" calcext:value-type="float">
            <text:p>56506.52606912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5225" calcext:value-type="float">
            <text:p>55225</text:p>
          </table:table-cell>
          <table:table-cell table:formula="of:=[.A219]*[.B219]" office:value-type="float" office:value="12039050" calcext:value-type="float">
            <text:p>12039050</text:p>
          </table:table-cell>
          <table:table-cell table:formula="of:=([.A219]-[.$C$323])^2*[.B219]" office:value-type="float" office:value="3667733.56017003" calcext:value-type="float">
            <text:p>3667733.5601700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7647" calcext:value-type="float">
            <text:p>37647</text:p>
          </table:table-cell>
          <table:table-cell table:formula="of:=[.A220]*[.B220]" office:value-type="float" office:value="8244693" calcext:value-type="float">
            <text:p>8244693</text:p>
          </table:table-cell>
          <table:table-cell table:formula="of:=([.A220]-[.$C$323])^2*[.B220]" office:value-type="float" office:value="1924340.22935091" calcext:value-type="float">
            <text:p>1924340.229350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94" calcext:value-type="float">
            <text:p>1994</text:p>
          </table:table-cell>
          <table:table-cell table:formula="of:=[.A221]*[.B221]" office:value-type="float" office:value="438680" calcext:value-type="float">
            <text:p>438680</text:p>
          </table:table-cell>
          <table:table-cell table:formula="of:=([.A221]-[.$C$323])^2*[.B221]" office:value-type="float" office:value="75405.8314864056" calcext:value-type="float">
            <text:p>75405.831486405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616" calcext:value-type="float">
            <text:p>16616</text:p>
          </table:table-cell>
          <table:table-cell table:formula="of:=[.A222]*[.B222]" office:value-type="float" office:value="3672136" calcext:value-type="float">
            <text:p>3672136</text:p>
          </table:table-cell>
          <table:table-cell table:formula="of:=([.A222]-[.$C$323])^2*[.B222]" office:value-type="float" office:value="440612.494727362" calcext:value-type="float">
            <text:p>440612.49472736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35" calcext:value-type="float">
            <text:p>535</text:p>
          </table:table-cell>
          <table:table-cell table:formula="of:=[.A223]*[.B223]" office:value-type="float" office:value="118770" calcext:value-type="float">
            <text:p>118770</text:p>
          </table:table-cell>
          <table:table-cell table:formula="of:=([.A223]-[.$C$323])^2*[.B223]" office:value-type="float" office:value="9211.82264994653" calcext:value-type="float">
            <text:p>9211.822649946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555" calcext:value-type="float">
            <text:p>6555</text:p>
          </table:table-cell>
          <table:table-cell table:formula="of:=[.A224]*[.B224]" office:value-type="float" office:value="1461765" calcext:value-type="float">
            <text:p>1461765</text:p>
          </table:table-cell>
          <table:table-cell table:formula="of:=([.A224]-[.$C$323])^2*[.B224]" office:value-type="float" office:value="65021.3898623287" calcext:value-type="float">
            <text:p>65021.389862328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718" calcext:value-type="float">
            <text:p>22718</text:p>
          </table:table-cell>
          <table:table-cell table:formula="of:=[.A225]*[.B225]" office:value-type="float" office:value="5088832" calcext:value-type="float">
            <text:p>5088832</text:p>
          </table:table-cell>
          <table:table-cell table:formula="of:=([.A225]-[.$C$323])^2*[.B225]" office:value-type="float" office:value="104965.232818584" calcext:value-type="float">
            <text:p>104965.23281858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06" calcext:value-type="float">
            <text:p>906</text:p>
          </table:table-cell>
          <table:table-cell table:formula="of:=[.A226]*[.B226]" office:value-type="float" office:value="203850" calcext:value-type="float">
            <text:p>203850</text:p>
          </table:table-cell>
          <table:table-cell table:formula="of:=([.A226]-[.$C$323])^2*[.B226]" office:value-type="float" office:value="1197.14579699994" calcext:value-type="float">
            <text:p>1197.14579699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40" calcext:value-type="float">
            <text:p>340</text:p>
          </table:table-cell>
          <table:table-cell table:formula="of:=[.A227]*[.B227]" office:value-type="float" office:value="76840" calcext:value-type="float">
            <text:p>76840</text:p>
          </table:table-cell>
          <table:table-cell table:formula="of:=([.A227]-[.$C$323])^2*[.B227]" office:value-type="float" office:value="7.59920557833491" calcext:value-type="float">
            <text:p>7.599205578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599" calcext:value-type="float">
            <text:p>4599</text:p>
          </table:table-cell>
          <table:table-cell table:formula="of:=[.A228]*[.B228]" office:value-type="float" office:value="1043973" calcext:value-type="float">
            <text:p>1043973</text:p>
          </table:table-cell>
          <table:table-cell table:formula="of:=([.A228]-[.$C$323])^2*[.B228]" office:value-type="float" office:value="3326.67852109826" calcext:value-type="float">
            <text:p>3326.678521098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08" calcext:value-type="float">
            <text:p>2508</text:p>
          </table:table-cell>
          <table:table-cell table:formula="of:=[.A229]*[.B229]" office:value-type="float" office:value="571824" calcext:value-type="float">
            <text:p>571824</text:p>
          </table:table-cell>
          <table:table-cell table:formula="of:=([.A229]-[.$C$323])^2*[.B229]" office:value-type="float" office:value="8588.25941759287" calcext:value-type="float">
            <text:p>8588.25941759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97" calcext:value-type="float">
            <text:p>1497</text:p>
          </table:table-cell>
          <table:table-cell table:formula="of:=[.A230]*[.B230]" office:value-type="float" office:value="342813" calcext:value-type="float">
            <text:p>342813</text:p>
          </table:table-cell>
          <table:table-cell table:formula="of:=([.A230]-[.$C$323])^2*[.B230]" office:value-type="float" office:value="12163.6392016936" calcext:value-type="float">
            <text:p>12163.63920169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table:formula="of:=[.A231]*[.B231]" office:value-type="float" office:value="43930" calcext:value-type="float">
            <text:p>43930</text:p>
          </table:table-cell>
          <table:table-cell table:formula="of:=([.A231]-[.$C$323])^2*[.B231]" office:value-type="float" office:value="2831.83115314193" calcext:value-type="float">
            <text:p>2831.831153141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44" calcext:value-type="float">
            <text:p>644</text:p>
          </table:table-cell>
          <table:table-cell table:formula="of:=[.A232]*[.B232]" office:value-type="float" office:value="148764" calcext:value-type="float">
            <text:p>148764</text:p>
          </table:table-cell>
          <table:table-cell table:formula="of:=([.A232]-[.$C$323])^2*[.B232]" office:value-type="float" office:value="15151.6061509733" calcext:value-type="float">
            <text:p>15151.60615097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823" calcext:value-type="float">
            <text:p>7823</text:p>
          </table:table-cell>
          <table:table-cell table:formula="of:=[.A233]*[.B233]" office:value-type="float" office:value="1814936" calcext:value-type="float">
            <text:p>1814936</text:p>
          </table:table-cell>
          <table:table-cell table:formula="of:=([.A233]-[.$C$323])^2*[.B233]" office:value-type="float" office:value="267768.27543478" calcext:value-type="float">
            <text:p>267768.2754347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58" calcext:value-type="float">
            <text:p>2158</text:p>
          </table:table-cell>
          <table:table-cell table:formula="of:=[.A234]*[.B234]" office:value-type="float" office:value="502814" calcext:value-type="float">
            <text:p>502814</text:p>
          </table:table-cell>
          <table:table-cell table:formula="of:=([.A234]-[.$C$323])^2*[.B234]" office:value-type="float" office:value="101273.502770682" calcext:value-type="float">
            <text:p>101273.50277068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98" calcext:value-type="float">
            <text:p>398</text:p>
          </table:table-cell>
          <table:table-cell table:formula="of:=[.A235]*[.B235]" office:value-type="float" office:value="93132" calcext:value-type="float">
            <text:p>93132</text:p>
          </table:table-cell>
          <table:table-cell table:formula="of:=([.A235]-[.$C$323])^2*[.B235]" office:value-type="float" office:value="24528.8719876298" calcext:value-type="float">
            <text:p>24528.871987629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56" calcext:value-type="float">
            <text:p>656</text:p>
          </table:table-cell>
          <table:table-cell table:formula="of:=[.A236]*[.B236]" office:value-type="float" office:value="154160" calcext:value-type="float">
            <text:p>154160</text:p>
          </table:table-cell>
          <table:table-cell table:formula="of:=([.A236]-[.$C$323])^2*[.B236]" office:value-type="float" office:value="51385.3519913007" calcext:value-type="float">
            <text:p>51385.351991300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10" calcext:value-type="float">
            <text:p>610</text:p>
          </table:table-cell>
          <table:table-cell table:formula="of:=[.A237]*[.B237]" office:value-type="float" office:value="143960" calcext:value-type="float">
            <text:p>143960</text:p>
          </table:table-cell>
          <table:table-cell table:formula="of:=([.A237]-[.$C$323])^2*[.B237]" office:value-type="float" office:value="59189.7193985401" calcext:value-type="float">
            <text:p>59189.71939854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6066" calcext:value-type="float">
            <text:p>16066</text:p>
          </table:table-cell>
          <table:table-cell table:formula="of:=[.A238]*[.B238]" office:value-type="float" office:value="3807642" calcext:value-type="float">
            <text:p>3807642</text:p>
          </table:table-cell>
          <table:table-cell table:formula="of:=([.A238]-[.$C$323])^2*[.B238]" office:value-type="float" office:value="1891503.59158848" calcext:value-type="float">
            <text:p>1891503.5915884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6064" calcext:value-type="float">
            <text:p>46064</text:p>
          </table:table-cell>
          <table:table-cell table:formula="of:=[.A239]*[.B239]" office:value-type="float" office:value="10963232" calcext:value-type="float">
            <text:p>10963232</text:p>
          </table:table-cell>
          <table:table-cell table:formula="of:=([.A239]-[.$C$323])^2*[.B239]" office:value-type="float" office:value="6468966.61498762" calcext:value-type="float">
            <text:p>6468966.6149876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605" calcext:value-type="float">
            <text:p>1605</text:p>
          </table:table-cell>
          <table:table-cell table:formula="of:=[.A240]*[.B240]" office:value-type="float" office:value="383595" calcext:value-type="float">
            <text:p>383595</text:p>
          </table:table-cell>
          <table:table-cell table:formula="of:=([.A240]-[.$C$323])^2*[.B240]" office:value-type="float" office:value="265042.188224937" calcext:value-type="float">
            <text:p>265042.1882249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22" calcext:value-type="float">
            <text:p>622</text:p>
          </table:table-cell>
          <table:table-cell table:formula="of:=[.A241]*[.B241]" office:value-type="float" office:value="149280" calcext:value-type="float">
            <text:p>149280</text:p>
          </table:table-cell>
          <table:table-cell table:formula="of:=([.A241]-[.$C$323])^2*[.B241]" office:value-type="float" office:value="119322.189419153" calcext:value-type="float">
            <text:p>119322.18941915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90" calcext:value-type="float">
            <text:p>1890</text:p>
          </table:table-cell>
          <table:table-cell table:formula="of:=[.A242]*[.B242]" office:value-type="float" office:value="455490" calcext:value-type="float">
            <text:p>455490</text:p>
          </table:table-cell>
          <table:table-cell table:formula="of:=([.A242]-[.$C$323])^2*[.B242]" office:value-type="float" office:value="416815.5253915" calcext:value-type="float">
            <text:p>416815.52539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694" calcext:value-type="float">
            <text:p>17694</text:p>
          </table:table-cell>
          <table:table-cell table:formula="of:=[.A243]*[.B243]" office:value-type="float" office:value="4281948" calcext:value-type="float">
            <text:p>4281948</text:p>
          </table:table-cell>
          <table:table-cell table:formula="of:=([.A243]-[.$C$323])^2*[.B243]" office:value-type="float" office:value="4445410.70402519" calcext:value-type="float">
            <text:p>4445410.7040251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807" calcext:value-type="float">
            <text:p>4807</text:p>
          </table:table-cell>
          <table:table-cell table:formula="of:=[.A244]*[.B244]" office:value-type="float" office:value="1168101" calcext:value-type="float">
            <text:p>1168101</text:p>
          </table:table-cell>
          <table:table-cell table:formula="of:=([.A244]-[.$C$323])^2*[.B244]" office:value-type="float" office:value="1364896.26450442" calcext:value-type="float">
            <text:p>1364896.2645044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596" calcext:value-type="float">
            <text:p>20596</text:p>
          </table:table-cell>
          <table:table-cell table:formula="of:=[.A245]*[.B245]" office:value-type="float" office:value="5025424" calcext:value-type="float">
            <text:p>5025424</text:p>
          </table:table-cell>
          <table:table-cell table:formula="of:=([.A245]-[.$C$323])^2*[.B245]" office:value-type="float" office:value="6562715.78162005" calcext:value-type="float">
            <text:p>6562715.781620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96" calcext:value-type="float">
            <text:p>1496</text:p>
          </table:table-cell>
          <table:table-cell table:formula="of:=[.A246]*[.B246]" office:value-type="float" office:value="366520" calcext:value-type="float">
            <text:p>366520</text:p>
          </table:table-cell>
          <table:table-cell table:formula="of:=([.A246]-[.$C$323])^2*[.B246]" office:value-type="float" office:value="531590.59307773" calcext:value-type="float">
            <text:p>531590.5930777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80" calcext:value-type="float">
            <text:p>380</text:p>
          </table:table-cell>
          <table:table-cell table:formula="of:=[.A247]*[.B247]" office:value-type="float" office:value="93480" calcext:value-type="float">
            <text:p>93480</text:p>
          </table:table-cell>
          <table:table-cell table:formula="of:=([.A247]-[.$C$323])^2*[.B247]" office:value-type="float" office:value="149736.075201204" calcext:value-type="float">
            <text:p>149736.0752012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15" calcext:value-type="float">
            <text:p>715</text:p>
          </table:table-cell>
          <table:table-cell table:formula="of:=[.A248]*[.B248]" office:value-type="float" office:value="176605" calcext:value-type="float">
            <text:p>176605</text:p>
          </table:table-cell>
          <table:table-cell table:formula="of:=([.A248]-[.$C$323])^2*[.B248]" office:value-type="float" office:value="310841.460064052" calcext:value-type="float">
            <text:p>310841.46006405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73" calcext:value-type="float">
            <text:p>573</text:p>
          </table:table-cell>
          <table:table-cell table:formula="of:=[.A249]*[.B249]" office:value-type="float" office:value="142104" calcext:value-type="float">
            <text:p>142104</text:p>
          </table:table-cell>
          <table:table-cell table:formula="of:=([.A249]-[.$C$323])^2*[.B249]" office:value-type="float" office:value="273575.582992772" calcext:value-type="float">
            <text:p>273575.58299277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9" calcext:value-type="float">
            <text:p>49</text:p>
          </table:table-cell>
          <table:table-cell table:formula="of:=[.A250]*[.B250]" office:value-type="float" office:value="12201" calcext:value-type="float">
            <text:p>12201</text:p>
          </table:table-cell>
          <table:table-cell table:formula="of:=([.A250]-[.$C$323])^2*[.B250]" office:value-type="float" office:value="25585.1195061818" calcext:value-type="float">
            <text:p>25585.11950618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694" calcext:value-type="float">
            <text:p>4694</text:p>
          </table:table-cell>
          <table:table-cell table:formula="of:=[.A251]*[.B251]" office:value-type="float" office:value="1173500" calcext:value-type="float">
            <text:p>1173500</text:p>
          </table:table-cell>
          <table:table-cell table:formula="of:=([.A251]-[.$C$323])^2*[.B251]" office:value-type="float" office:value="2670164.502498" calcext:value-type="float">
            <text:p>2670164.5024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653" calcext:value-type="float">
            <text:p>9653</text:p>
          </table:table-cell>
          <table:table-cell table:formula="of:=[.A252]*[.B252]" office:value-type="float" office:value="2422903" calcext:value-type="float">
            <text:p>2422903</text:p>
          </table:table-cell>
          <table:table-cell table:formula="of:=([.A252]-[.$C$323])^2*[.B252]" office:value-type="float" office:value="5961184.00292052" calcext:value-type="float">
            <text:p>5961184.0029205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94" calcext:value-type="float">
            <text:p>2594</text:p>
          </table:table-cell>
          <table:table-cell table:formula="of:=[.A253]*[.B253]" office:value-type="float" office:value="653688" calcext:value-type="float">
            <text:p>653688</text:p>
          </table:table-cell>
          <table:table-cell table:formula="of:=([.A253]-[.$C$323])^2*[.B253]" office:value-type="float" office:value="1733436.0614792" calcext:value-type="float">
            <text:p>1733436.061479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51" calcext:value-type="float">
            <text:p>2051</text:p>
          </table:table-cell>
          <table:table-cell table:formula="of:=[.A254]*[.B254]" office:value-type="float" office:value="518903" calcext:value-type="float">
            <text:p>518903</text:p>
          </table:table-cell>
          <table:table-cell table:formula="of:=([.A254]-[.$C$323])^2*[.B254]" office:value-type="float" office:value="1478666.98672597" calcext:value-type="float">
            <text:p>1478666.9867259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1" calcext:value-type="float">
            <text:p>41</text:p>
          </table:table-cell>
          <table:table-cell table:formula="of:=[.A255]*[.B255]" office:value-type="float" office:value="10414" calcext:value-type="float">
            <text:p>10414</text:p>
          </table:table-cell>
          <table:table-cell table:formula="of:=([.A255]-[.$C$323])^2*[.B255]" office:value-type="float" office:value="31801.6616515289" calcext:value-type="float">
            <text:p>31801.66165152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0" calcext:value-type="float">
            <text:p>230</text:p>
          </table:table-cell>
          <table:table-cell table:formula="of:=[.A256]*[.B256]" office:value-type="float" office:value="58650" calcext:value-type="float">
            <text:p>58650</text:p>
          </table:table-cell>
          <table:table-cell table:formula="of:=([.A256]-[.$C$323])^2*[.B256]" office:value-type="float" office:value="191440.794816634" calcext:value-type="float">
            <text:p>191440.7948166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7" calcext:value-type="float">
            <text:p>37</text:p>
          </table:table-cell>
          <table:table-cell table:formula="of:=[.A257]*[.B257]" office:value-type="float" office:value="9472" calcext:value-type="float">
            <text:p>9472</text:p>
          </table:table-cell>
          <table:table-cell table:formula="of:=([.A257]-[.$C$323])^2*[.B257]" office:value-type="float" office:value="32968.9343392531" calcext:value-type="float">
            <text:p>32968.934339253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70" calcext:value-type="float">
            <text:p>170</text:p>
          </table:table-cell>
          <table:table-cell table:formula="of:=[.A258]*[.B258]" office:value-type="float" office:value="43690" calcext:value-type="float">
            <text:p>43690</text:p>
          </table:table-cell>
          <table:table-cell table:formula="of:=([.A258]-[.$C$323])^2*[.B258]" office:value-type="float" office:value="161798.057101406" calcext:value-type="float">
            <text:p>161798.05710140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76" calcext:value-type="float">
            <text:p>676</text:p>
          </table:table-cell>
          <table:table-cell table:formula="of:=[.A259]*[.B259]" office:value-type="float" office:value="174408" calcext:value-type="float">
            <text:p>174408</text:p>
          </table:table-cell>
          <table:table-cell table:formula="of:=([.A259]-[.$C$323])^2*[.B259]" office:value-type="float" office:value="685771.089693763" calcext:value-type="float">
            <text:p>685771.08969376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14" calcext:value-type="float">
            <text:p>614</text:p>
          </table:table-cell>
          <table:table-cell table:formula="of:=[.A260]*[.B260]" office:value-type="float" office:value="159026" calcext:value-type="float">
            <text:p>159026</text:p>
          </table:table-cell>
          <table:table-cell table:formula="of:=([.A260]-[.$C$323])^2*[.B260]" office:value-type="float" office:value="662601.33720616" calcext:value-type="float">
            <text:p>662601.337206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" calcext:value-type="float">
            <text:p>144</text:p>
          </table:table-cell>
          <table:table-cell table:formula="of:=[.A261]*[.B261]" office:value-type="float" office:value="37440" calcext:value-type="float">
            <text:p>37440</text:p>
          </table:table-cell>
          <table:table-cell table:formula="of:=([.A261]-[.$C$323])^2*[.B261]" office:value-type="float" office:value="165003.30287288" calcext:value-type="float">
            <text:p>165003.3028728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829" calcext:value-type="float">
            <text:p>17829</text:p>
          </table:table-cell>
          <table:table-cell table:formula="of:=[.A262]*[.B262]" office:value-type="float" office:value="4653369" calcext:value-type="float">
            <text:p>4653369</text:p>
          </table:table-cell>
          <table:table-cell table:formula="of:=([.A262]-[.$C$323])^2*[.B262]" office:value-type="float" office:value="21654341.5236549" calcext:value-type="float">
            <text:p>21654341.523654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46" calcext:value-type="float">
            <text:p>646</text:p>
          </table:table-cell>
          <table:table-cell table:formula="of:=[.A263]*[.B263]" office:value-type="float" office:value="169252" calcext:value-type="float">
            <text:p>169252</text:p>
          </table:table-cell>
          <table:table-cell table:formula="of:=([.A263]-[.$C$323])^2*[.B263]" office:value-type="float" office:value="830276.839323205" calcext:value-type="float">
            <text:p>830276.83932320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3" calcext:value-type="float">
            <text:p>53</text:p>
          </table:table-cell>
          <table:table-cell table:formula="of:=[.A264]*[.B264]" office:value-type="float" office:value="13939" calcext:value-type="float">
            <text:p>13939</text:p>
          </table:table-cell>
          <table:table-cell table:formula="of:=([.A264]-[.$C$323])^2*[.B264]" office:value-type="float" office:value="71971.8409302031" calcext:value-type="float">
            <text:p>71971.840930203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96" calcext:value-type="float">
            <text:p>796</text:p>
          </table:table-cell>
          <table:table-cell table:formula="of:=[.A265]*[.B265]" office:value-type="float" office:value="210144" calcext:value-type="float">
            <text:p>210144</text:p>
          </table:table-cell>
          <table:table-cell table:formula="of:=([.A265]-[.$C$323])^2*[.B265]" office:value-type="float" office:value="1140397.56732763" calcext:value-type="float">
            <text:p>1140397.5673276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55" calcext:value-type="float">
            <text:p>455</text:p>
          </table:table-cell>
          <table:table-cell table:formula="of:=[.A266]*[.B266]" office:value-type="float" office:value="120575" calcext:value-type="float">
            <text:p>120575</text:p>
          </table:table-cell>
          <table:table-cell table:formula="of:=([.A266]-[.$C$323])^2*[.B266]" office:value-type="float" office:value="686759.372430797" calcext:value-type="float">
            <text:p>686759.37243079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" calcext:value-type="float">
            <text:p>145</text:p>
          </table:table-cell>
          <table:table-cell table:formula="of:=[.A267]*[.B267]" office:value-type="float" office:value="38570" calcext:value-type="float">
            <text:p>38570</text:p>
          </table:table-cell>
          <table:table-cell table:formula="of:=([.A267]-[.$C$323])^2*[.B267]" office:value-type="float" office:value="230269.027079035" calcext:value-type="float">
            <text:p>230269.02707903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table:formula="of:=[.A268]*[.B268]" office:value-type="float" office:value="1602" calcext:value-type="float">
            <text:p>1602</text:p>
          </table:table-cell>
          <table:table-cell table:formula="of:=([.A268]-[.$C$323])^2*[.B268]" office:value-type="float" office:value="10012.5795200718" calcext:value-type="float">
            <text:p>10012.57952007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table:formula="of:=[.A269]*[.B269]" office:value-type="float" office:value="1072" calcext:value-type="float">
            <text:p>1072</text:p>
          </table:table-cell>
          <table:table-cell table:formula="of:=([.A269]-[.$C$323])^2*[.B269]" office:value-type="float" office:value="7005.8570038925" calcext:value-type="float">
            <text:p>7005.85700389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table:formula="of:=[.A270]*[.B270]" office:value-type="float" office:value="1614" calcext:value-type="float">
            <text:p>1614</text:p>
          </table:table-cell>
          <table:table-cell table:formula="of:=([.A270]-[.$C$323])^2*[.B270]" office:value-type="float" office:value="11016.9914916057" calcext:value-type="float">
            <text:p>11016.991491605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table:formula="of:=[.A271]*[.B271]" office:value-type="float" office:value="4050" calcext:value-type="float">
            <text:p>4050</text:p>
          </table:table-cell>
          <table:table-cell table:formula="of:=([.A271]-[.$C$323])^2*[.B271]" office:value-type="float" office:value="28842.9936934315" calcext:value-type="float">
            <text:p>28842.99369343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table:formula="of:=[.A272]*[.B272]" office:value-type="float" office:value="1084" calcext:value-type="float">
            <text:p>1084</text:p>
          </table:table-cell>
          <table:table-cell table:formula="of:=([.A272]-[.$C$323])^2*[.B272]" office:value-type="float" office:value="8046.26897542636" calcext:value-type="float">
            <text:p>8046.26897542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table:formula="of:=[.A273]*[.B273]" office:value-type="float" office:value="1088" calcext:value-type="float">
            <text:p>1088</text:p>
          </table:table-cell>
          <table:table-cell table:formula="of:=([.A273]-[.$C$323])^2*[.B273]" office:value-type="float" office:value="8409.07296593764" calcext:value-type="float">
            <text:p>8409.072965937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formula="of:=[.A274]*[.B274]" office:value-type="float" office:value="273" calcext:value-type="float">
            <text:p>273</text:p>
          </table:table-cell>
          <table:table-cell table:formula="of:=([.A274]-[.$C$323])^2*[.B274]" office:value-type="float" office:value="2194.96923911223" calcext:value-type="float">
            <text:p>2194.969239112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[.A275]*[.B275]" office:value-type="float" office:value="0" calcext:value-type="float">
            <text:p>0</text:p>
          </table:table-cell>
          <table:table-cell table:formula="of:=([.A275]-[.$C$323])^2*[.B2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[.A276]*[.B276]" office:value-type="float" office:value="0" calcext:value-type="float">
            <text:p>0</text:p>
          </table:table-cell>
          <table:table-cell table:formula="of:=([.A276]-[.$C$323])^2*[.B2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277]*[.B277]" office:value-type="float" office:value="0" calcext:value-type="float">
            <text:p>0</text:p>
          </table:table-cell>
          <table:table-cell table:formula="of:=([.A277]-[.$C$323])^2*[.B2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table:formula="of:=[.A278]*[.B278]" office:value-type="float" office:value="1939" calcext:value-type="float">
            <text:p>1939</text:p>
          </table:table-cell>
          <table:table-cell table:formula="of:=([.A278]-[.$C$323])^2*[.B278]" office:value-type="float" office:value="18100.4126073646" calcext:value-type="float">
            <text:p>18100.412607364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table:formula="of:=[.A279]*[.B279]" office:value-type="float" office:value="1946" calcext:value-type="float">
            <text:p>1946</text:p>
          </table:table-cell>
          <table:table-cell table:formula="of:=([.A279]-[.$C$323])^2*[.B279]" office:value-type="float" office:value="18819.3195907594" calcext:value-type="float">
            <text:p>18819.319590759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table:formula="of:=[.A280]*[.B280]" office:value-type="float" office:value="558" calcext:value-type="float">
            <text:p>558</text:p>
          </table:table-cell>
          <table:table-cell table:formula="of:=([.A280]-[.$C$323])^2*[.B280]" office:value-type="float" office:value="5586.35044975831" calcext:value-type="float">
            <text:p>5586.350449758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formula="of:=[.A281]*[.B281]" office:value-type="float" office:value="280" calcext:value-type="float">
            <text:p>280</text:p>
          </table:table-cell>
          <table:table-cell table:formula="of:=([.A281]-[.$C$323])^2*[.B281]" office:value-type="float" office:value="2899.87622250698" calcext:value-type="float">
            <text:p>2899.87622250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[.A282]*[.B282]" office:value-type="float" office:value="0" calcext:value-type="float">
            <text:p>0</text:p>
          </table:table-cell>
          <table:table-cell table:formula="of:=([.A282]-[.$C$323])^2*[.B2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[.A283]*[.B283]" office:value-type="float" office:value="0" calcext:value-type="float">
            <text:p>0</text:p>
          </table:table-cell>
          <table:table-cell table:formula="of:=([.A283]-[.$C$323])^2*[.B2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formula="of:=[.A284]*[.B284]" office:value-type="float" office:value="0" calcext:value-type="float">
            <text:p>0</text:p>
          </table:table-cell>
          <table:table-cell table:formula="of:=([.A284]-[.$C$323])^2*[.B2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formula="of:=[.A285]*[.B285]" office:value-type="float" office:value="0" calcext:value-type="float">
            <text:p>0</text:p>
          </table:table-cell>
          <table:table-cell table:formula="of:=([.A285]-[.$C$323])^2*[.B2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[.A286]*[.B286]" office:value-type="float" office:value="0" calcext:value-type="float">
            <text:p>0</text:p>
          </table:table-cell>
          <table:table-cell table:formula="of:=([.A286]-[.$C$323])^2*[.B2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formula="of:=[.A287]*[.B287]" office:value-type="float" office:value="0" calcext:value-type="float">
            <text:p>0</text:p>
          </table:table-cell>
          <table:table-cell table:formula="of:=([.A287]-[.$C$323])^2*[.B2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formula="of:=[.A288]*[.B288]" office:value-type="float" office:value="287" calcext:value-type="float">
            <text:p>287</text:p>
          </table:table-cell>
          <table:table-cell table:formula="of:=([.A288]-[.$C$323])^2*[.B288]" office:value-type="float" office:value="3702.78320590173" calcext:value-type="float">
            <text:p>3702.78320590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table:formula="of:=[.A289]*[.B289]" office:value-type="float" office:value="1440" calcext:value-type="float">
            <text:p>1440</text:p>
          </table:table-cell>
          <table:table-cell table:formula="of:=([.A289]-[.$C$323])^2*[.B289]" office:value-type="float" office:value="19127.4210176477" calcext:value-type="float">
            <text:p>19127.421017647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" calcext:value-type="float">
            <text:p>20</text:p>
          </table:table-cell>
          <table:table-cell table:formula="of:=[.A290]*[.B290]" office:value-type="float" office:value="5780" calcext:value-type="float">
            <text:p>5780</text:p>
          </table:table-cell>
          <table:table-cell table:formula="of:=([.A290]-[.$C$323])^2*[.B290]" office:value-type="float" office:value="79003.7040231474" calcext:value-type="float">
            <text:p>79003.704023147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formula="of:=[.A291]*[.B291]" office:value-type="float" office:value="580" calcext:value-type="float">
            <text:p>580</text:p>
          </table:table-cell>
          <table:table-cell table:formula="of:=([.A291]-[.$C$323])^2*[.B291]" office:value-type="float" office:value="8153.77239757038" calcext:value-type="float">
            <text:p>8153.77239757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A292]*[.B292]" office:value-type="float" office:value="0" calcext:value-type="float">
            <text:p>0</text:p>
          </table:table-cell>
          <table:table-cell table:formula="of:=([.A292]-[.$C$323])^2*[.B2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A293]*[.B293]" office:value-type="float" office:value="0" calcext:value-type="float">
            <text:p>0</text:p>
          </table:table-cell>
          <table:table-cell table:formula="of:=([.A293]-[.$C$323])^2*[.B2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formula="of:=[.A294]*[.B294]" office:value-type="float" office:value="0" calcext:value-type="float">
            <text:p>0</text:p>
          </table:table-cell>
          <table:table-cell table:formula="of:=([.A294]-[.$C$323])^2*[.B2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formula="of:=[.A295]*[.B295]" office:value-type="float" office:value="0" calcext:value-type="float">
            <text:p>0</text:p>
          </table:table-cell>
          <table:table-cell table:formula="of:=([.A295]-[.$C$323])^2*[.B2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.A296]*[.B296]" office:value-type="float" office:value="0" calcext:value-type="float">
            <text:p>0</text:p>
          </table:table-cell>
          <table:table-cell table:formula="of:=([.A296]-[.$C$323])^2*[.B2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formula="of:=[.A297]*[.B297]" office:value-type="float" office:value="0" calcext:value-type="float">
            <text:p>0</text:p>
          </table:table-cell>
          <table:table-cell table:formula="of:=([.A297]-[.$C$323])^2*[.B2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[.A298]*[.B298]" office:value-type="float" office:value="0" calcext:value-type="float">
            <text:p>0</text:p>
          </table:table-cell>
          <table:table-cell table:formula="of:=([.A298]-[.$C$323])^2*[.B2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[.A299]*[.B299]" office:value-type="float" office:value="0" calcext:value-type="float">
            <text:p>0</text:p>
          </table:table-cell>
          <table:table-cell table:formula="of:=([.A299]-[.$C$323])^2*[.B2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[.A300]*[.B300]" office:value-type="float" office:value="0" calcext:value-type="float">
            <text:p>0</text:p>
          </table:table-cell>
          <table:table-cell table:formula="of:=([.A300]-[.$C$323])^2*[.B3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A301]*[.B301]" office:value-type="float" office:value="0" calcext:value-type="float">
            <text:p>0</text:p>
          </table:table-cell>
          <table:table-cell table:formula="of:=([.A301]-[.$C$323])^2*[.B3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[.A302]*[.B302]" office:value-type="float" office:value="0" calcext:value-type="float">
            <text:p>0</text:p>
          </table:table-cell>
          <table:table-cell table:formula="of:=([.A302]-[.$C$323])^2*[.B3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[.A303]*[.B303]" office:value-type="float" office:value="0" calcext:value-type="float">
            <text:p>0</text:p>
          </table:table-cell>
          <table:table-cell table:formula="of:=([.A303]-[.$C$323])^2*[.B3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formula="of:=[.A304]*[.B304]" office:value-type="float" office:value="0" calcext:value-type="float">
            <text:p>0</text:p>
          </table:table-cell>
          <table:table-cell table:formula="of:=([.A304]-[.$C$323])^2*[.B3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[.A305]*[.B305]" office:value-type="float" office:value="0" calcext:value-type="float">
            <text:p>0</text:p>
          </table:table-cell>
          <table:table-cell table:formula="of:=([.A305]-[.$C$323])^2*[.B3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[.A306]*[.B306]" office:value-type="float" office:value="0" calcext:value-type="float">
            <text:p>0</text:p>
          </table:table-cell>
          <table:table-cell table:formula="of:=([.A306]-[.$C$323])^2*[.B3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[.A307]*[.B307]" office:value-type="float" office:value="0" calcext:value-type="float">
            <text:p>0</text:p>
          </table:table-cell>
          <table:table-cell table:formula="of:=([.A307]-[.$C$323])^2*[.B3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formula="of:=[.A308]*[.B308]" office:value-type="float" office:value="0" calcext:value-type="float">
            <text:p>0</text:p>
          </table:table-cell>
          <table:table-cell table:formula="of:=([.A308]-[.$C$323])^2*[.B3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[.A309]*[.B309]" office:value-type="float" office:value="0" calcext:value-type="float">
            <text:p>0</text:p>
          </table:table-cell>
          <table:table-cell table:formula="of:=([.A309]-[.$C$323])^2*[.B3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formula="of:=[.A310]*[.B310]" office:value-type="float" office:value="0" calcext:value-type="float">
            <text:p>0</text:p>
          </table:table-cell>
          <table:table-cell table:formula="of:=([.A310]-[.$C$323])^2*[.B3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[.A311]*[.B311]" office:value-type="float" office:value="0" calcext:value-type="float">
            <text:p>0</text:p>
          </table:table-cell>
          <table:table-cell table:formula="of:=([.A311]-[.$C$323])^2*[.B3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formula="of:=[.A312]*[.B312]" office:value-type="float" office:value="0" calcext:value-type="float">
            <text:p>0</text:p>
          </table:table-cell>
          <table:table-cell table:formula="of:=([.A312]-[.$C$323])^2*[.B3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A313]*[.B313]" office:value-type="float" office:value="0" calcext:value-type="float">
            <text:p>0</text:p>
          </table:table-cell>
          <table:table-cell table:formula="of:=([.A313]-[.$C$323])^2*[.B3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[.A314]*[.B314]" office:value-type="float" office:value="0" calcext:value-type="float">
            <text:p>0</text:p>
          </table:table-cell>
          <table:table-cell table:formula="of:=([.A314]-[.$C$323])^2*[.B3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[.A315]*[.B315]" office:value-type="float" office:value="0" calcext:value-type="float">
            <text:p>0</text:p>
          </table:table-cell>
          <table:table-cell table:formula="of:=([.A315]-[.$C$323])^2*[.B3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[.A316]*[.B316]" office:value-type="float" office:value="0" calcext:value-type="float">
            <text:p>0</text:p>
          </table:table-cell>
          <table:table-cell table:formula="of:=([.A316]-[.$C$323])^2*[.B3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formula="of:=[.A317]*[.B317]" office:value-type="float" office:value="0" calcext:value-type="float">
            <text:p>0</text:p>
          </table:table-cell>
          <table:table-cell table:formula="of:=([.A317]-[.$C$323])^2*[.B3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[.A318]*[.B318]" office:value-type="float" office:value="0" calcext:value-type="float">
            <text:p>0</text:p>
          </table:table-cell>
          <table:table-cell table:formula="of:=([.A318]-[.$C$323])^2*[.B3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[.A319]*[.B319]" office:value-type="float" office:value="0" calcext:value-type="float">
            <text:p>0</text:p>
          </table:table-cell>
          <table:table-cell table:formula="of:=([.A319]-[.$C$323])^2*[.B3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formula="of:=[.A320]*[.B320]" office:value-type="float" office:value="0" calcext:value-type="float">
            <text:p>0</text:p>
          </table:table-cell>
          <table:table-cell table:formula="of:=([.A320]-[.$C$323])^2*[.B3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A321]*[.B321]" office:value-type="float" office:value="320" calcext:value-type="float">
            <text:p>320</text:p>
          </table:table-cell>
          <table:table-cell table:formula="of:=([.A321]-[.$C$323])^2*[.B321]" office:value-type="float" office:value="8807.91612761982" calcext:value-type="float">
            <text:p>8807.9161276198</text:p>
          </table:table-cell>
        </table:table-row>
        <table:table-row table:style-name="ro1">
          <table:table-cell/>
          <table:table-cell table:formula="of:=SUM([.B1:.B321])" office:value-type="float" office:value="426612" calcext:value-type="float">
            <text:p>426612</text:p>
          </table:table-cell>
          <table:table-cell table:formula="of:=SUM([.C1:.C321])" office:value-type="float" office:value="96478091" calcext:value-type="float">
            <text:p>96478091</text:p>
          </table:table-cell>
          <table:table-cell table:formula="of:=SUM([.D1:.D321])" office:value-type="float" office:value="108511779.963852" calcext:value-type="float">
            <text:p>108511779.963852</text:p>
          </table:table-cell>
        </table:table-row>
        <table:table-row table:style-name="ro1">
          <table:table-cell table:number-columns-repeated="2"/>
          <table:table-cell table:formula="of:=[.C322]/[.B322]" office:value-type="float" office:value="226.149501186089" calcext:value-type="float">
            <text:p>226.1495011861</text:p>
          </table:table-cell>
          <table:table-cell table:formula="of:=[.D322]/[.B322]" office:value-type="float" office:value="254.357073790358" calcext:value-type="float">
            <text:p>254.3570737904</text:p>
          </table:table-cell>
        </table:table-row>
        <table:table-row table:style-name="ro1">
          <table:table-cell table:number-columns-repeated="3"/>
          <table:table-cell table:formula="of:=SQRT([.D323])" office:value-type="float" office:value="15.948575917315" calcext:value-type="float">
            <text:p>15.9485759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6-10-29T12:41:12.185257169</meta:creation-date>
    <dc:date>2016-10-29T12:44:21.212540001</dc:date>
    <dc:creator>Lucas Czech</dc:creator>
    <meta:editing-duration>P0D</meta:editing-duration>
    <meta:editing-cycles>1</meta:editing-cycles>
    <meta:document-statistic meta:table-count="1" meta:cell-count="129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187cm" svg:height="20.108cm" xlink:href=".." xlink:type="simple" chart:class="chart:bar" chart:style-name="ch1">
        <chart:plot-area chart:style-name="ch2" table:cell-range-address="Sheet1.A1:Sheet1.B321" chart:data-source-has-labels="column" svg:x="0.683cm" svg:y="0.402cm" svg:width="32.821cm" svg:height="19.304cm">
          <chartooo:coordinate-region svg:x="1.992cm" svg:y="0.615cm" svg:width="31.512cm" svg:height="18.091cm"/>
          <chart:axis chart:dimension="x" chart:name="primary-x" chart:style-name="ch3" chartooo:axis-type="auto">
            <chartooo:date-scale/>
            <chart:categories table:cell-range-address="Sheet1.A1:Sheet1.A3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21" chart:class="chart:bar">
            <chart:data-point chart:repeated="3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321</svg:desc>
                </draw:g>
              </table:table-cell>
              <table:table-cell office:value-type="float" office:value="0">
                <text:p>0</text:p>
                <draw:g>
                  <svg:desc>Sheet1.B1:Sheet1.B32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2227">
                <text:p>3222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5383">
                <text:p>15383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6794">
                <text:p>1679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6471">
                <text:p>6471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8943">
                <text:p>8943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55225">
                <text:p>5522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7647">
                <text:p>3764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6616">
                <text:p>1661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718">
                <text:p>2271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7823">
                <text:p>7823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6066">
                <text:p>1606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46064">
                <text:p>4606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0596">
                <text:p>20596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9653">
                <text:p>965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7829">
                <text:p>17829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